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text-properties fo:font-size="12pt" style:font-size-asian="12pt" style:font-size-complex="12pt"/>
    </style:style>
    <style:style style:name="P3" style:family="paragraph" style:parent-style-name="Table_20_Contents">
      <style:paragraph-properties fo:text-align="start" style:justify-single-word="false"/>
      <style:text-properties style:font-name="Arial" fo:font-size="12pt" style:font-size-asian="12pt" style:font-size-complex="12pt"/>
    </style:style>
    <style:style style:name="P4" style:family="paragraph" style:parent-style-name="Standard">
      <style:paragraph-properties fo:text-align="start" style:justify-single-word="false"/>
      <style:text-properties fo:font-size="12pt" style:text-underline-style="none" style:font-size-asian="12pt" style:font-size-complex="12pt"/>
    </style:style>
    <style:style style:name="P5"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text-properties fo:font-size="25pt" style:text-underline-style="solid" style:text-underline-width="auto" style:text-underline-color="font-color" style:font-size-asian="25pt" style:font-size-complex="25pt"/>
    </style:style>
    <style:style style:name="P9" style:family="paragraph" style:parent-style-name="Standard">
      <style:paragraph-properties fo:text-align="center" style:justify-single-word="false"/>
      <style:text-properties style:font-name="Arial" fo:font-size="25pt" style:text-underline-style="solid" style:text-underline-width="auto" style:text-underline-color="font-color" style:font-size-asian="25pt" style:font-size-complex="25pt"/>
    </style:style>
    <style:style style:name="P10" style:family="paragraph" style:parent-style-name="Standard">
      <style:paragraph-properties fo:text-align="center" style:justify-single-word="false"/>
      <style:text-properties style:font-name="Arial" fo:font-size="25pt" style:text-underline-style="none" fo:font-weight="bold" style:font-size-asian="25pt" style:font-weight-asian="bold" style:font-size-complex="25pt" style:font-weight-complex="bold"/>
    </style:style>
    <style:style style:name="P11" style:family="paragraph" style:parent-style-name="Standard">
      <style:paragraph-properties fo:text-align="start" style:justify-single-word="false"/>
      <style:text-properties style:font-name="Arial" fo:font-size="12pt" style:text-underline-style="solid" style:text-underline-width="auto" style:text-underline-color="font-color" style:font-size-asian="12pt" style:font-size-complex="12pt"/>
    </style:style>
    <style:style style:name="P12"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6pt" style:text-underline-style="none" fo:font-weight="normal" style:font-size-asian="16pt" style:font-weight-asian="normal" style:font-size-complex="16pt" style:font-weight-complex="normal"/>
    </style:style>
    <style:style style:name="P14" style:family="paragraph" style:parent-style-name="Table_20_Contents">
      <style:paragraph-properties fo:text-align="start" style:justify-single-word="false" fo:background-color="#dddddd">
        <style:background-image/>
      </style:paragraph-properties>
      <style:text-properties style:font-name="Arial" fo:font-size="12pt" style:font-size-asian="12pt" style:font-size-complex="12pt"/>
    </style:style>
    <style:style style:name="P15" style:family="paragraph" style:parent-style-name="Standard">
      <style:paragraph-properties fo:text-align="start" style:justify-single-word="false"/>
      <style:text-properties style:font-name="Arial" fo:font-size="12pt" style:text-underline-style="none" style:font-size-asian="12pt" style:font-size-complex="12pt"/>
    </style:style>
    <style:style style:name="P16"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8"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style:font-name="Arial" fo:font-size="12pt" style:text-underline-style="none" fo:font-weight="normal" style:font-size-asian="12pt" style:font-weight-asian="normal" style:font-size-complex="12pt" style:font-weight-complex="normal"/>
    </style:style>
    <style:style style:name="T3" style:family="text">
      <style:text-properties style:font-name="Arial"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flichtenheft</text:p>
      <text:p text:style-name="P9"/>
      <text:p text:style-name="P9">Eva.Lotion</text:p>
      <text:p text:style-name="P8"/>
      <text:p text:style-name="P11">Version:<text:span text:style-name="T1"><text:tab/><text:tab/><text:tab/><text:tab/>1.1</text:span></text:p>
      <text:p text:style-name="P11">Erstellungsdatum:<text:tab/><text:span text:style-name="T1"><text:tab/><text:tab/>27.04.2018</text:span></text:p>
      <text:p text:style-name="P11">Namen der Ersteller:<text:span text:style-name="T1"><text:tab/><text:tab/>Moritz von Wirth</text:span></text:p>
      <text:p text:style-name="P15"><text:tab/><text:tab/><text:tab/><text:tab/><text:tab/>Michael Ziemnicki</text:p>
      <text:p text:style-name="P15"><text:tab/><text:tab/><text:tab/><text:tab/><text:tab/>Siu Hun Fung</text:p>
      <text:p text:style-name="P15"><text:tab/><text:tab/><text:tab/><text:tab/><text:tab/>Christian Kirchner</text:p>
      <text:p text:style-name="P4"/>
      <text:p text:style-name="P4">Revisionsübersicht: </text:p>
      <text:p text:style-name="P4"/>
      <table:table table:name="Tabelle1" table:style-name="Tabelle1">
        <table:table-column table:style-name="Tabelle1.A"/>
        <table:table-column table:style-name="Tabelle1.B"/>
        <table:table-row>
          <table:table-cell table:style-name="Tabelle1.A1" office:value-type="string">
            <text:p text:style-name="P2">Initialisierung des Pflichtenhefts</text:p>
          </table:table-cell>
          <table:table-cell table:style-name="Tabelle1.B1" office:value-type="string">
            <text:p text:style-name="P2">Moritz von Wirth 27.04.2018</text:p>
          </table:table-cell>
        </table:table-row>
        <table:table-row>
          <table:table-cell table:style-name="Tabelle1.A2" office:value-type="string">
            <text:p text:style-name="P2">Erstellung des Inhaltsverzeichnis</text:p>
          </table:table-cell>
          <table:table-cell table:style-name="Tabelle1.B2" office:value-type="string">
            <text:p text:style-name="P2">Moritz von Wirth 27.04.2018</text:p>
          </table:table-cell>
        </table:table-row>
        <table:table-row>
          <table:table-cell table:style-name="Tabelle1.A2" office:value-type="string">
            <text:p text:style-name="P2">Formulierung der Einleitung</text:p>
          </table:table-cell>
          <table:table-cell table:style-name="Tabelle1.B2" office:value-type="string">
            <text:p text:style-name="P2">Moritz von Wirth 27.04.2018</text:p>
          </table:table-cell>
        </table:table-row>
        <table:table-row>
          <table:table-cell table:style-name="Tabelle1.A2" office:value-type="string">
            <text:p text:style-name="P2">Formulierung des Konzepts und der Rahmenbedingungen</text:p>
          </table:table-cell>
          <table:table-cell table:style-name="Tabelle1.B2" office:value-type="string">
            <text:p text:style-name="P2">Moritz von Wirth 27.04.2018</text:p>
          </table:table-cell>
        </table:table-row>
        <table:table-row>
          <table:table-cell table:style-name="Tabelle1.A2" office:value-type="string">
            <text:p text:style-name="P2">Formulierung der Meilensteine</text:p>
          </table:table-cell>
          <table:table-cell table:style-name="Tabelle1.B2" office:value-type="string">
            <text:p text:style-name="P2">Moritz von Wirth 30.0.4.2018</text:p>
          </table:table-cell>
        </table:table-row>
        <table:table-row>
          <table:table-cell table:style-name="Tabelle1.A2" office:value-type="string">
            <text:p text:style-name="P2">Überarbeitung der Einleitung</text:p>
          </table:table-cell>
          <table:table-cell table:style-name="Tabelle1.B2" office:value-type="string">
            <text:p text:style-name="P2">Moritz von Wirth 30.04.2018</text:p>
          </table:table-cell>
        </table:table-row>
        <table:table-row>
          <table:table-cell table:style-name="Tabelle1.A2" office:value-type="string">
            <text:p text:style-name="P2">Überarbeitung der Meilensteine</text:p>
          </table:table-cell>
          <table:table-cell table:style-name="Tabelle1.B2" office:value-type="string">
            <text:p text:style-name="P2">Moritz von Wirth 30.04.2018</text:p>
          </table:table-cell>
        </table:table-row>
        <table:table-row>
          <table:table-cell table:style-name="Tabelle1.A2" office:value-type="string">
            <text:p text:style-name="P2"/>
          </table:table-cell>
          <table:table-cell table:style-name="Tabelle1.B2" office:value-type="string">
            <text:p text:style-name="P2"/>
          </table:table-cell>
        </table:table-row>
      </table:table>
      <text:p text:style-name="P4"/>
      <text:p text:style-name="P5">Inhaltsverzeichnis</text:p>
      <text:list xml:id="list1903134827504804394" text:style-name="L1">
        <text:list-item>
          <text:p text:style-name="P17">Einleitung.............................................................................................................................2</text:p>
          <text:p text:style-name="P17">1.1<text:tab/>Allgemeines..............................................................................................................2</text:p>
        </text:list-item>
      </text:list>
      <text:list xml:id="list7370382313769564584" text:style-name="L2">
        <text:list-item>
          <text:list>
            <text:list-item>
              <text:list>
                <text:list-item>
                  <text:p text:style-name="P18">Zweck und Ziel dieses Dokuments...............................................................2</text:p>
                </text:list-item>
                <text:list-item>
                  <text:p text:style-name="P18">Abkürzungen.................................................................................................2</text:p>
                </text:list-item>
                <text:list-item>
                  <text:p text:style-name="P18">Ablage, Gültigkeit und Bezüge zu anderen Dokumenten.............................2</text:p>
                </text:list-item>
              </text:list>
            </text:list-item>
          </text:list>
        </text:list-item>
        <text:list-item>
          <text:p text:style-name="P18">Konzept und Rahmenbedingungen.......................................................................................2</text:p>
          <text:list>
            <text:list-item>
              <text:p text:style-name="P18">Ziele des Anbieters..............................................................................................2</text:p>
            </text:list-item>
            <text:list-item>
              <text:p text:style-name="P18">Ziele und Nutzen des Anwenders........................................................................2</text:p>
            </text:list-item>
            <text:list-item>
              <text:p text:style-name="P18">Benutzer / Zielgruppe..........................................................................................2</text:p>
            </text:list-item>
            <text:list-item>
              <text:p text:style-name="P18">Systemvorraussetzungen.....................................................................................2</text:p>
            </text:list-item>
            <text:list-item>
              <text:p text:style-name="P18">Ressourcen..........................................................................................................3</text:p>
            </text:list-item>
            <text:list-item>
              <text:p text:style-name="P18">Übersicht der Meilensteine.................................................................................3</text:p>
            </text:list-item>
          </text:list>
        </text:list-item>
        <text:list-item>
          <text:p text:style-name="P18">Beschreibung der Anforderungen.........................................................................................4</text:p>
        </text:list-item>
      </text:list>
      <text:p text:style-name="P6"/>
      <text:p text:style-name="P6"/>
      <text:p text:style-name="P6"/>
      <text:p text:style-name="P6"/>
      <text:p text:style-name="P6"/>
      <text:p text:style-name="P6"/>
      <text:p text:style-name="P6"><text:soft-page-break/></text:p>
      <text:p text:style-name="P6"/>
      <text:p text:style-name="P6"/>
      <text:p text:style-name="P6"/>
      <text:p text:style-name="P13"/>
      <text:p text:style-name="P13">1<text:tab/>Einleitung</text:p>
      <text:p text:style-name="P13"/>
      <text:p text:style-name="P13">1.1 Allgemeines</text:p>
      <text:p text:style-name="P13"/>
      <text:p text:style-name="P13">1.1.1 Zweck und Ziel dieses Dokuments</text:p>
      <text:p text:style-name="P13"/>
      <text:p text:style-name="P7"><text:span text:style-name="T2">Das Pflichtenheft soll zur Erläuterung des wie und womit, der Umsetzung des Projektes dienen. Es beschreibt die </text:span><text:span text:style-name="T3">Realisierungsvorgaben für die Angaben des Auftraggebers.</text:span></text:p>
      <text:p text:style-name="P12"/>
      <text:p text:style-name="P13">1.1.2 Abkürzungen</text:p>
      <text:p text:style-name="P12"/>
      <text:p text:style-name="P13">1.1.3 Ablage, Gültigkeit und Bezüge zu anderen Dokumentationen</text:p>
      <text:p text:style-name="P13"/>
      <text:p text:style-name="P13">2<text:tab/>Konzept und Rahmenbedingungen</text:p>
      <text:p text:style-name="P13"/>
      <text:p text:style-name="P13">2.1<text:tab/>Ziele des Anbieters</text:p>
      <text:p text:style-name="P13"/>
      <text:p text:style-name="P12">Der Anbieter möchte dieses Projekt mit den neusten Standards der Softwareentwicklung umsetzen um den Nutzen des Produktes langfristig gewährleisten zu können.</text:p>
      <text:p text:style-name="P12">Zudem soll des fertige Produkt dazu beitragen die sonst aufgewendete Zeit für Evaluationen an der Schule deutlich zu senken.</text:p>
      <text:p text:style-name="P12"/>
      <text:p text:style-name="P13">2.2<text:tab/>Ziele und Nutzen des Anwenders</text:p>
      <text:p text:style-name="P12"/>
      <text:p text:style-name="P12">Der Anwender kann das Produkt dazu verwenden um Umfragen zur Evaluation des Unterrichts zu erstellen, und Einladungen zu der entsprechenden Umfrage via Email an die Schüler zu verschicken. Die Lehrer sind dazu in der Lage eine Umfrage öffentlich oder privat zu Erstellen. Zudem wird der Aktuelle Status der Umfrage und der Bearbeitungsstand dargestellt.</text:p>
      <text:p text:style-name="P12"/>
      <text:p text:style-name="P13">2.3<text:tab/>Benutzer / Zielgruppe</text:p>
      <text:p text:style-name="P12"/>
      <text:p text:style-name="P12">Die Nutzer setzen sich aus Lehrern zusammen die, die Umfragen erstellen und aus Schülern die diese dann ausführen können.</text:p>
      <text:p text:style-name="P12"/>
      <text:p text:style-name="P13">2.4<text:tab/>Systemvoraussetzungen</text:p>
      <text:p text:style-name="P12"/>
      <text:p text:style-name="P12">Es wird ein Web-Server benötigt mit der PHP Version 7.</text:p>
      <text:p text:style-name="P12"/>
      <text:p text:style-name="P12"/>
      <text:p text:style-name="P12"><text:soft-page-break/></text:p>
      <text:p text:style-name="P12"/>
      <text:p text:style-name="P12"/>
      <text:p text:style-name="P12"/>
      <text:p text:style-name="P13">2.5<text:tab/>Ressourcen</text:p>
      <text:p text:style-name="P13"/>
      <text:p text:style-name="P12">Insgesamt arbeiten vier Entwickler an dem Projekt, diese haben 10 Wochen Zeit für die Umsetzung dieses Projekts. Jeder Entwickler hat einen eigenen Rechner zur Verfügung.</text:p>
      <text:p text:style-name="P12">Zudem wurde ein Repository erstellt (https://github.com/MoritzVonWirth/Eva.Lotion) um eine Versionierung des Projekts gewährleisten zu können.</text:p>
      <text:p text:style-name="P12"/>
      <text:p text:style-name="P13">2.6 Übersicht der Meilensteine</text:p>
      <text:p text:style-name="P12"/>
      <table:table table:name="Tabelle2" table:style-name="Tabelle2">
        <table:table-column table:style-name="Tabelle2.A"/>
        <table:table-column table:style-name="Tabelle2.B"/>
        <table:table-row>
          <table:table-cell table:style-name="Tabelle2.A1" table:number-columns-spanned="2" office:value-type="string">
            <text:p text:style-name="P14">Vorbereitungsphase</text:p>
          </table:table-cell>
          <table:covered-table-cell/>
        </table:table-row>
        <table:table-row>
          <table:table-cell table:style-name="Tabelle2.A2" office:value-type="string">
            <text:p text:style-name="P3">Anforderungen</text:p>
          </table:table-cell>
          <table:table-cell table:style-name="Tabelle2.B2" office:value-type="string">
            <text:p text:style-name="P3"/>
          </table:table-cell>
        </table:table-row>
        <table:table-row>
          <table:table-cell table:style-name="Tabelle2.A2" office:value-type="string">
            <text:p text:style-name="P3">Entwurf</text:p>
          </table:table-cell>
          <table:table-cell table:style-name="Tabelle2.B2" office:value-type="string">
            <text:p text:style-name="P3"/>
          </table:table-cell>
        </table:table-row>
        <table:table-row>
          <table:table-cell table:style-name="Tabelle2.B2" table:number-columns-spanned="2" office:value-type="string">
            <text:p text:style-name="P14">Implementierung und Test</text:p>
          </table:table-cell>
          <table:covered-table-cell/>
        </table:table-row>
        <table:table-row>
          <table:table-cell table:style-name="Tabelle2.A2" office:value-type="string">
            <text:p text:style-name="P3">Implementation</text:p>
          </table:table-cell>
          <table:table-cell table:style-name="Tabelle2.B2" office:value-type="string">
            <text:p text:style-name="P3"/>
          </table:table-cell>
        </table:table-row>
        <table:table-row>
          <table:table-cell table:style-name="Tabelle2.B2" table:number-columns-spanned="2" office:value-type="string">
            <text:p text:style-name="P14">Testphase</text:p>
          </table:table-cell>
          <table:covered-table-cell/>
        </table:table-row>
        <table:table-row>
          <table:table-cell table:style-name="Tabelle2.A2" office:value-type="string">
            <text:p text:style-name="P3">Überprüfung</text:p>
          </table:table-cell>
          <table:table-cell table:style-name="Tabelle2.B2" office:value-type="string">
            <text:p text:style-name="P3"/>
          </table:table-cell>
        </table:table-row>
        <table:table-row>
          <table:table-cell table:style-name="Tabelle2.A2" office:value-type="string">
            <text:p text:style-name="P3">Wartung</text:p>
          </table:table-cell>
          <table:table-cell table:style-name="Tabelle2.B2" office:value-type="string">
            <text:p text:style-name="P3"/>
          </table:table-cell>
        </table:table-row>
      </table:table>
      <text:p text:style-name="P12"/>
      <text:p text:style-name="P12"/>
      <text:p text:style-name="P13">3<text:tab/>Beschreibung der Anforderungen</text:p>
      <text:p text:style-name="P12"/>
      <text:p text:style-name="P12">3.1<text:tab/>Musskriterien</text:p>
      <text:p text:style-name="P12"/>
      <text:p text:style-name="P12"><text:tab/>/L0010/<text:tab/>Login</text:p>
      <text:p text:style-name="P12">Der Login wird mithilfe der in PHP integrierten LDAP-Funktionen umgesetzt. Clientseitig wird das Passwort mit JavaScript verschlüsselt bevor es versendet wird.</text:p>
      <text:p text:style-name="P12"/>
      <text:p text:style-name="P12"><text:tab/>/L0020/<text:tab/>Umfragenübersicht anzeigen</text:p>
      <text:p text:style-name="P12">Die Umfragenübersicht wird aus einer MariaDB Datenbank geladen. Mithilfe von PHP werden die Daten für das JavaScript Frontend bereitgestellt und in einer Tabelle dargestellt.</text:p>
      <text:p text:style-name="P12"/>
      <text:p text:style-name="P12"><text:tab/>/L0030/<text:tab/>Umfragen schließen</text:p>
      <text:p text:style-name="P12">Das schließen der Umfrage ist auf drei Arten möglich. Erstens, wenn alle Teilnehmer an der Umfrage diese erfolgreich abgeschlossen haben. Zweitens, wenn der Lehrer die Umfrage für beendet erklärt. Dies wird durch eine Schaltfläche auf der Umfragenübersicht ermöglicht. Drittens, wenn das Ablaufdatum der Umfrage erreicht wird. Dies wird durch einen Cronjob ermöglicht, der in gewissen Zeitabständen gestartet wird.</text:p>
      <text:p text:style-name="P12"/>
      <text:p text:style-name="P12"><text:tab/>/L0040/<text:tab/>Auswertung anzeigen (PDF/Drucken)</text:p>
      <text:p text:style-name="P12">Mithilfe von DOMPDF wird die Auswertung im PDF-Format angezeigt und kann anschließend gedruckt werden.</text:p>
      <text:p text:style-name="P12"><text:soft-page-break/><text:tab/>/L0050/<text:tab/>Umfrage versenden</text:p>
      <text:p text:style-name="P12">Nach Auswählen des Userkreises und Bestätigen auf einem, mit JavaScript erzeugtem Overlay, werden die entsprechenden User per E-Mail angeschrieben und über die Umfrage informiert. Über einen beigefügten Link, der die Anmeldedaten und die Umfragen-Id beinhaltet werden die User direkt zur Umfrage geleitet ohne sich anmelden zu müssen. </text:p>
      <text:p text:style-name="P12"/>
      <text:p text:style-name="P12"><text:tab/>/L0060/<text:tab/>Nutzernamen und Passwörter generieren</text:p>
      <text:p text:style-name="P12">Mithilfe von PHP werden zufällige Zeichenketten für Nutzernamen und Passwörter der Schüler erstellt.</text:p>
      <text:p text:style-name="P12"/>
      <text:p text:style-name="P12"><text:tab/>/L0070/<text:tab/>Fragebögen in einer Übersicht anzeigen</text:p>
      <text:p text:style-name="P12">Die Fragebogenübersicht wird aus einer MariaDB Datenbank geladen. Mithilfe von PHP werden die Daten für das JavaScript Frontend bereitgestellt und in einer Tabelle dargestellt.</text:p>
      <text:p text:style-name="P12"/>
      <text:p text:style-name="P12"><text:tab/>/L0080/<text:tab/>Fragebogen Löschen</text:p>
      <text:p text:style-name="P12">Sobald ein Fragebogen von einem Lehrer gelöscht wird, wird in der MariaDB Datenbank ein Flag gesetzt, sodass diese Umfrage, bei der Query zum Abfragen der <text:s/>Fragebogenübersicht herausgefiltert wird. </text:p>
      <text:p text:style-name="P12"/>
      <text:p text:style-name="P12"><text:tab/>/L0090/<text:tab/>Fragebogen bearbeiten</text:p>
      <text:p text:style-name="P12">Auf der Fragebogenübersicht wird pro Fragebogen eine Schaltfläche angezeigt über die der Lehrer einen Fragebogen bearbeiten kann. Nach einem Klick auf die Schaltfläche werden alle Fragen und allgemeine Einstellungen zu diesem Fragebogen angezeigt. </text:p>
      <text:p text:style-name="P12"/>
      <text:p text:style-name="P12"><text:tab/>/L0100/<text:tab/>Auswertung erstellen</text:p>
      <text:p text:style-name="P12">Die Auswertung erfolgt im Backend mittels PHP. Diese Daten werden dem Frontend im JSON Format übermittelt und dies werden anschließend mit JavaScript gerendert.</text:p>
      <text:p text:style-name="P12"/>
      <text:p text:style-name="P12"><text:tab/>/L0120/<text:tab/>Fragebogen speichern</text:p>
      <text:p text:style-name="P12">Nach Klicken der Speichern-Schaltfläche wird der Fragebogen mithilfe eines POST-Requests an das Backend übermittelt und in der bereitgestellten Datenbank gespeichert.</text:p>
      <text:p text:style-name="P12"/>
      <text:p text:style-name="P12"><text:tab/>/L0130/<text:tab/>Neuen Fragebogen anlegen</text:p>
      <text:p text:style-name="P12">Auf der <text:s/>Fragebogenübersicht kann der Lehrer durch Klicken einer Schaltfläche, einen neuen Fragebogen anlegen. Die Ansicht wird die selbe wie beim bearbeiten sein nur, dass diese Umfrage leer sein wird.</text:p>
      <text:p text:style-name="P12"/>
      <text:p text:style-name="P12"><text:tab/>/L0140/<text:tab/>Fragenpool anzeigen</text:p>
      <text:p text:style-name="P12">Die Daten des Fragenpools werden mithilfe einer angepassten SQL-Abfrage aus der Datenbank geladen, und dem Frontend zur Verfügung gestellt wo diese tabellarisch dargestellt werden.</text:p>
      <text:p text:style-name="P12"/>
      <text:p text:style-name="P12"><text:tab/>/L0150/<text:tab/>Eigene Fragen anzeigen</text:p>
      <text:p text:style-name="P12">Das ganze geschieht ähnlich wie das anzeigen des Fragenpools. Durch Ändern der SQL-Abfrage werden nur eigene Fragen geladen. Beim darstellen der Fragen wird pro Frage eine Schaltfläche hinzugefügt, über der eine Frage auf öffentlich oder privat gesetzt werden kann.</text:p>
      <text:p text:style-name="P12"/>
      <text:p text:style-name="P12"><text:soft-page-break/><text:tab/>/L0160/<text:tab/>Eigene Fragen hinzufügen</text:p>
      <text:p text:style-name="P12">Beim Bearbeiten eines Fragebogens ist es möglich eigene Fragen dem Fragebogen hinzuzufügen.</text:p>
      <text:p text:style-name="P12"/>
      <text:p text:style-name="P12"><text:tab/>/L0170/<text:tab/>Fragen veröffentlichen/zurückziehen</text:p>
      <text:p text:style-name="P12">Siehe /L0150/.</text:p>
      <text:p text:style-name="P12"/>
      <text:p text:style-name="P12"><text:tab/>/L0180/<text:tab/>Fragen löschen</text:p>
      <text:p text:style-name="P12">Durch eine weitere Schaltfläche auf dem privaten <text:s/>Fragenpool ist es möglich eigene Fragen zu löschen. Anschließend wird eine weitere Bestätigung des Löschvorgangs mithilfe eines Overlays angefordert. Nach Bestätigen wird der Löschbefehl an das Backend gesendet und ausgeführt.</text:p>
      <text:p text:style-name="P12"/>
      <text:p text:style-name="P12"><text:tab/>/L0190/<text:tab/>Umfrage ausfüllen</text:p>
      <text:p text:style-name="P12">Nachdem der Schüler über den versendeten Link auf die Umfragenseite kommt wird die Umfrage geladen und angezeigt. Anschließend ist es dem Schüler möglich die Fragen zu beantworten. Die Fragen werden in folgender Art gestellt: „Wie sehr stimmen Sie folgenden Aussagen zu: ...“. Dem Schüler ist es möglich diese Frage in 5 Abstufungen zu beantworten. Dafür werden pro Frage 5 Radiobuttons verwendet. Freitextfragen werden per Textarea eingegeben.</text:p>
      <text:p text:style-name="P12"/>
      <text:p text:style-name="P12"><text:tab/>/L0200/<text:tab/>Umfragenseite prüfen</text:p>
      <text:p text:style-name="P12">Die Auswertung ob alle Fragen beantwortet wurden wird vor abschicken der Umfrage vom Frontend mit JavaScript überprüft. Anschließend wird das Ergebnis an das Backend geschickt und mit PHP erneut überprüft und danach in der Datenbank gespeichert.</text:p>
      <text:p text:style-name="P12"/>
      <text:p text:style-name="P12"><text:tab/>/L0210/<text:tab/>Fortschritt bei der Umfrage anzeigen</text:p>
      <text:p text:style-name="P12">Eine prozentuale Anzeige der bereits beantworteten Fragen wird per JavaScript angezeigt.</text:p>
      <text:p text:style-name="P12"/>
      <text:p text:style-name="P12"><text:tab/>/L0220/<text:tab/>Ausgefüllte Umfragen abschicken</text:p>
      <text:p text:style-name="P12">Siehe /L02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3</text:page-number> /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ritz von Wirth</meta:initial-creator>
    <meta:creation-date>2018-04-25T08:01:11.17</meta:creation-date>
    <dc:date>2018-05-08T23:40:56.17</dc:date>
    <meta:editing-duration>P6DT4H45M40S</meta:editing-duration>
    <meta:editing-cycles>5</meta:editing-cycles>
    <meta:generator>OpenOffice/4.1.2$Win32 OpenOffice.org_project/412m3$Build-9782</meta:generator>
    <meta:printed-by>Moritz von Wirth</meta:printed-by>
    <meta:print-date>2018-04-30T14:46:19.15</meta:print-date>
    <meta:document-statistic meta:table-count="2" meta:image-count="0" meta:object-count="0" meta:page-count="5" meta:paragraph-count="110" meta:word-count="1012" meta:character-count="8632"/>
  </office:meta>
</office:document-meta>
</file>